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color="#3465a4" draw:fill="solid" draw:textarea-vertical-align="middle"/>
    </style:style>
    <style:style style:name="gr2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238cm"/>
    </style:style>
    <style:style style:name="gr4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2a6099" draw:fill="solid" draw:fill-color="#ea75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solid" draw:stroke-dash="Fine_20_Dashed" svg:stroke-color="#ea7500" draw:marker-end="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style:font-name="Nimbus Roman1" fo:font-size="18pt" fo:font-style="italic" style:font-size-asian="18pt" style:font-style-asian="italic" style:font-size-complex="18pt" style:font-style-complex="italic"/>
    </style:style>
    <style:style style:name="P3" style:family="paragraph">
      <loext:graphic-properties draw:fill="solid" draw:fill-color="#729fcf"/>
      <style:paragraph-properties fo:text-align="center"/>
      <style:text-properties style:font-name="Nimbus Roman1" fo:font-size="18pt" fo:font-style="italic" style:font-size-asian="18pt" style:font-size-complex="18pt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solid" draw:fill-color="#ea7500"/>
      <style:paragraph-properties fo:text-align="center"/>
    </style:style>
    <style:style style:name="T1" style:family="text">
      <style:text-properties style:font-name="Nimbus Roman1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104cm" svg:y1="5.136cm" svg:x2="1.211cm" svg:y2="8.624cm">
          <text:p/>
        </draw:line>
        <draw:line draw:style-name="gr1" draw:text-style-name="P1" draw:layer="layout" svg:x1="5.106cm" svg:y1="5.136cm" svg:x2="1.211cm" svg:y2="5.136cm">
          <text:p/>
        </draw:line>
        <draw:line draw:style-name="gr1" draw:text-style-name="P1" draw:layer="layout" svg:x1="5.107cm" svg:y1="5.136cm" svg:x2="5.107cm" svg:y2="8.624cm">
          <text:p/>
        </draw:line>
        <draw:line draw:style-name="gr1" draw:text-style-name="P1" draw:layer="layout" svg:x1="5.107cm" svg:y1="5.135cm" svg:x2="9.008cm" svg:y2="1.679cm">
          <text:p/>
        </draw:line>
        <draw:line draw:style-name="gr2" draw:text-style-name="P1" draw:layer="layout" svg:x1="5.107cm" svg:y1="5.136cm" svg:x2="1.202cm" svg:y2="1.669cm">
          <text:p/>
        </draw:line>
        <draw:line draw:style-name="gr2" draw:text-style-name="P1" draw:layer="layout" svg:x1="5.107cm" svg:y1="5.136cm" svg:x2="9.008cm" svg:y2="8.644cm">
          <text:p/>
        </draw:line>
        <draw:line draw:style-name="gr1" draw:text-style-name="P1" draw:layer="layout" svg:x1="5.107cm" svg:y1="5.136cm" svg:x2="9.008cm" svg:y2="5.136cm">
          <text:p/>
        </draw:line>
        <draw:line draw:style-name="gr1" draw:text-style-name="P1" draw:layer="layout" svg:x1="5.107cm" svg:y1="5.135cm" svg:x2="5.107cm" svg:y2="1.679cm">
          <text:p/>
        </draw:line>
        <draw:frame draw:style-name="gr3" draw:text-style-name="P2" draw:layer="layout" svg:width="0.738cm" svg:height="0.886cm" svg:x="5.059cm" svg:y="4.298cm">
          <draw:text-box>
            <text:p><text:span text:style-name="T1">i</text:span></text:p>
          </draw:text-box>
        </draw:frame>
        <draw:custom-shape draw:style-name="gr4" draw:text-style-name="P3" draw:layer="layout" svg:width="0.189cm" svg:height="0.19cm" svg:x="1.103cm" svg:y="5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188cm" svg:height="0.189cm" svg:x="5.014cm" svg:y="8.5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189cm" svg:height="0.188cm" svg:x="5.009cm" svg:y="1.57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0.188cm" svg:height="0.187cm" svg:x="8.914cm" svg:y="5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04cm" svg:height="0.193cm" svg:x="5.004cm" svg:y="5.04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06cm" svg:height="0.192cm" svg:x="1.103cm" svg:y="1.56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06cm" svg:height="0.193cm" svg:x="8.919cm" svg:y="8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7cm" svg:height="0.193cm" svg:x="8.901cm" svg:y="1.57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4cm" svg:height="0.193cm" svg:x="1.088cm" svg:y="8.5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.386cm" svg:y1="1.943cm" svg:x2="4.776cm" svg:y2="4.957cm">
          <text:p/>
        </draw:line>
        <draw:line draw:style-name="gr6" draw:text-style-name="P1" draw:layer="layout" svg:x1="8.637cm" svg:y1="8.442cm" svg:x2="5.341cm" svg:y2="5.42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9-10-22T17:06:16.719029914</meta:creation-date>
    <dc:date>2020-02-10T10:06:30.580908139</dc:date>
    <meta:editing-duration>PT2H13M11S</meta:editing-duration>
    <meta:editing-cycles>59</meta:editing-cycles>
    <meta:generator>LibreOffice/6.3.3.2$Linux_X86_64 LibreOffice_project/a64200df03143b798afd1ec74a12ab50359878ed</meta:generator>
    <meta:document-statistic meta:object-count="20"/>
  </office:meta>
</office:document-meta>
</file>